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14" style:family="table-column">
      <style:table-column-properties fo:break-before="auto" style:column-width="1.7126in"/>
    </style:style>
    <style:style style:name="co15" style:family="table-column">
      <style:table-column-properties fo:break-before="auto" style:column-width="1.3193in"/>
    </style:style>
    <style:style style:name="co16" style:family="table-column">
      <style:table-column-properties fo:break-before="auto" style:column-width="1.7827in"/>
    </style:style>
    <style:style style:name="co17" style:family="table-column">
      <style:table-column-properties fo:break-before="auto" style:column-width="1.9945in"/>
    </style:style>
    <style:style style:name="co18" style:family="table-column">
      <style:table-column-properties fo:break-before="auto" style:column-width="2.0445in"/>
    </style:style>
    <style:style style:name="co19" style:family="table-column">
      <style:table-column-properties fo:break-before="auto" style:column-width="2.428in"/>
    </style:style>
    <style:style style:name="co20" style:family="table-column">
      <style:table-column-properties fo:break-before="auto" style:column-width="1.4807in"/>
    </style:style>
    <style:style style:name="co21" style:family="table-column">
      <style:table-column-properties fo:break-before="auto" style:column-width="0.7752in"/>
    </style:style>
    <style:style style:name="co22" style:family="table-column">
      <style:table-column-properties fo:break-before="auto" style:column-width="1.5307in"/>
    </style:style>
    <style:style style:name="co23" style:family="table-column">
      <style:table-column-properties fo:break-before="auto" style:column-width="1.5209in"/>
    </style:style>
    <style:style style:name="co24" style:family="table-column">
      <style:table-column-properties fo:break-before="auto" style:column-width="1.9035in"/>
    </style:style>
    <style:style style:name="co25" style:family="table-column">
      <style:table-column-properties fo:break-before="auto" style:column-width="1.8937in"/>
    </style:style>
    <style:style style:name="co26" style:family="table-column">
      <style:table-column-properties fo:break-before="auto" style:column-width="2.1047in"/>
    </style:style>
    <style:style style:name="co27" style:family="table-column">
      <style:table-column-properties fo:break-before="auto" style:column-width="2.9917in"/>
    </style:style>
    <style:style style:name="co28" style:family="table-column">
      <style:table-column-properties fo:break-before="auto" style:column-width="1.6819in"/>
    </style:style>
    <style:style style:name="co29" style:family="table-column">
      <style:table-column-properties fo:break-before="auto" style:column-width="2.0646in"/>
    </style:style>
    <style:style style:name="co30" style:family="table-column">
      <style:table-column-properties fo:break-before="auto" style:column-width="0.8909in"/>
    </style:style>
    <style:style style:name="co31" style:family="table-column">
      <style:table-column-properties fo:break-before="auto" style:column-width="1.148in"/>
    </style:style>
    <style:style style:name="co32" style:family="table-column">
      <style:table-column-properties fo:break-before="auto" style:column-width="2.6736in"/>
    </style:style>
    <style:style style:name="co33" style:family="table-column">
      <style:table-column-properties fo:break-before="auto" style:column-width="0.9102in"/>
    </style:style>
    <style:style style:name="co34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9638in" fo:break-before="auto" style:use-optimal-row-height="tru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4193in" fo:break-before="auto" style:use-optimal-row-height="true"/>
    </style:style>
    <style:style style:name="ro13" style:family="table-row">
      <style:table-row-properties style:row-height="0.1953in" fo:break-before="auto" style:use-optimal-row-height="true"/>
    </style:style>
    <style:style style:name="ro14" style:family="table-row">
      <style:table-row-properties style:row-height="0.3311in" fo:break-before="auto" style:use-optimal-row-height="false"/>
    </style:style>
    <style:style style:name="ro15" style:family="table-row">
      <style:table-row-properties style:row-height="0.8492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1.0154in" fo:break-before="auto" style:use-optimal-row-height="true"/>
    </style:style>
    <style:style style:name="ro20" style:family="table-row">
      <style:table-row-properties style:row-height="1.1811in" fo:break-before="auto" style:use-optimal-row-height="true"/>
    </style:style>
    <style:style style:name="ro21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1.5134in" fo:break-before="auto" style:use-optimal-row-height="true"/>
    </style:style>
    <style:style style:name="ro23" style:family="table-row">
      <style:table-row-properties style:row-height="0.2591in" fo:break-before="auto" style:use-optimal-row-height="fals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0.2484in" fo:break-before="auto" style:use-optimal-row-height="false"/>
    </style:style>
    <style:style style:name="ro27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0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fo:border="0.0008in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order="0.0008in solid #000000" style:vertical-align="middle"/>
      <style:text-properties style:font-name="Arial" fo:font-size="10pt" style:font-size-asian="10pt" style:font-size-complex="10pt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008in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wrap-option="wrap" fo:border="0.0008in solid #000000" style:vertical-align="middle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70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order="0.0008in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1" style:family="table-cell" style:parent-style-name="Normal_5f_Sheet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2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10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_20_1" style:data-style-name="N123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18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30" style:family="table-cell" style:parent-style-name="Default">
      <style:table-cell-properties style:text-align-source="value-type" style:repeat-content="false" fo:wrap-option="wrap" style:vertical-align="middle"/>
    </style:style>
    <style:style style:name="ce131" style:family="table-cell" style:parent-style-name="Default">
      <style:table-cell-properties fo:border="0.0008in solid #000000" style:vertical-align="middle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fo:wrap-option="wrap"/>
      <style:text-properties style:font-name="Arial" fo:font-size="10pt"/>
    </style:style>
    <style:style style:name="ce1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41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ackground-color="#000080" fo:border="0.0008in solid #000000" style:vertical-align="top"/>
      <style:text-properties fo:color="#ffffff" fo:font-size="12pt" fo:font-weight="bold"/>
    </style:style>
    <style:style style:name="ce15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ackground-color="#00b8ff" style:text-align-source="fix" style:repeat-content="false" fo:border="0.0008in solid #000000" style:vertical-align="top"/>
      <style:paragraph-properties fo:text-align="start" fo:margin-left="0in"/>
      <style:text-properties style:use-window-font-color="true" fo:font-size="12pt" fo:font-weight="bold"/>
    </style:style>
    <style:style style:name="ce16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e6e6ff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62" style:family="table-cell" style:parent-style-name="Default">
      <style:table-cell-properties style:vertical-align="top"/>
    </style:style>
    <style:style style:name="ce16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65" style:family="table-cell" style:parent-style-name="Default">
      <style:table-cell-properties fo:background-color="transparent"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 style:font-name-asian="ＭＳ Ｐゴシック" style:font-name-complex="Tahoma2"/>
    </style:style>
    <style:style style:name="T6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7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8" style:family="text">
      <style:text-properties style:font-name-asian="ＭＳ Ｐゴシック" style:font-name-complex="Tahoma2"/>
    </style:style>
    <style:style style:name="T9" style:family="text">
      <style:text-properties fo:font-weight="bold" style:font-name-asian="ＭＳ Ｐゴシック" style:font-weight-asian="bold" style:font-name-complex="Tahoma2" style:font-weight-complex="bold"/>
    </style:style>
    <style:style style:name="T10" style:family="text">
      <style:text-properties style:font-name-asian="ＭＳ Ｐゴシック" style:font-weight-asian="normal" style:font-name-complex="Tahoma2" style:font-weight-complex="normal"/>
    </style:style>
    <style:style style:name="T11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"/>
          <table:table-cell table:style-name="ce3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2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3">
          <table:table-cell table:style-name="ce2"/>
          <table:table-cell table:style-name="ce7" office:value-type="string">
            <text:p>PLF-SOC REGRESSION TEST CASES</text:p>
          </table:table-cell>
          <table:table-cell table:style-name="ce2" table:number-columns-repeated="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Version:</text:p>
          </table:table-cell>
          <table:table-cell table:style-name="ce15" office:value-type="float" office:value="1.4">
            <text:p>1.4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Issue date:</text:p>
          </table:table-cell>
          <table:table-cell table:style-name="ce16" office:value-type="date" office:date-value="2012-05-24">
            <text:p>24-May-2012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17" office:value-type="string">
            <text:p>Social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8" office:value-type="string">
            <text:p>SOC 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9" office:value-type="string">
            <text:p>Regression</text:p>
          </table:table-cell>
          <table:table-cell table:style-name="ce25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3"/>
          <table:table-cell table:style-name="ce8" office:value-type="string">
            <text:p>Total Cases:</text:p>
          </table:table-cell>
          <table:table-cell table:style-name="ce20" table:formula="of:=SUM([Bugs_v1_1_4.C4:Bugs_v1_1_7.C4])" office:value-type="float" office:value="15">
            <text:p>15</text:p>
          </table:table-cell>
          <table:table-cell table:style-name="ce26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4">
          <table:table-cell table:style-name="ce3"/>
          <table:table-cell table:style-name="ce9" office:value-type="string">
            <text:p>Test Status:</text:p>
          </table:table-cell>
          <table:table-cell table:style-name="ce21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 table:style-name="ce27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5">
          <table:table-cell table:style-name="ce4"/>
          <table:table-cell table:number-columns-repeated="6"/>
          <table:table-cell table:style-name="ce4" table:number-columns-repeated="248"/>
          <table:table-cell table:style-name="ce5"/>
        </table:table-row>
        <table:table-row table:style-name="ro6">
          <table:table-cell table:style-name="ce4"/>
          <table:table-cell table:number-columns-repeated="6"/>
          <table:table-cell table:style-name="ce4" table:number-columns-repeated="248"/>
          <table:table-cell table:style-name="ce5"/>
        </table:table-row>
        <table:table-row table:style-name="ro1">
          <table:table-cell table:style-name="ce4"/>
          <table:table-cell table:number-columns-repeated="6"/>
          <table:table-cell table:style-name="ce3"/>
          <table:table-cell table:style-name="ce4" table:number-columns-repeated="247"/>
          <table:table-cell table:style-name="ce5"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1" office:value-type="string">
            <text:p>Record of change:</text:p>
          </table:table-cell>
          <table:table-cell table:style-name="ce22" table:number-columns-repeated="2"/>
          <table:table-cell table:style-name="ce35"/>
          <table:table-cell table:style-name="ce22" table:number-columns-repeated="2"/>
          <table:table-cell table:style-name="ce3" table:number-columns-repeated="248"/>
          <table:table-cell table:style-name="ce5"/>
        </table:table-row>
        <table:table-row table:style-name="ro7">
          <table:table-cell table:style-name="ce3"/>
          <table:table-cell table:style-name="ce12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3" office:value-type="date" office:date-value="2011-10-06">
            <text:p>6-Oct-2011</text:p>
          </table:table-cell>
          <table:table-cell table:style-name="ce24" office:value-type="string">
            <text:p>1.0</text:p>
          </table:table-cell>
          <table:table-cell table:style-name="ce28" office:value-type="string">
            <text:p>Create new test file: Bugs_v1_1_6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2"/>
          <table:table-cell table:style-name="ce3" table:number-columns-repeated="248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0-07">
            <text:p>7-Oct-2011</text:p>
          </table:table-cell>
          <table:table-cell table:style-name="ce24" office:value-type="string">
            <text:p>1.1</text:p>
          </table:table-cell>
          <table:table-cell table:style-name="ce29" office:value-type="string">
            <text:p>Create Bugs_v1_1_5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0-10">
            <text:p>10-Oct-2011</text:p>
          </table:table-cell>
          <table:table-cell table:style-name="ce24" office:value-type="string">
            <text:p>1.2</text:p>
          </table:table-cell>
          <table:table-cell table:style-name="ce29" office:value-type="string">
            <text:p>Create Bugs_v1_1_4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3"/>
          <table:table-cell table:style-name="ce5"/>
          <table:table-cell table:style-name="ce1" table:number-columns-repeated="247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2-27">
            <text:p>27-Dec-2011</text:p>
          </table:table-cell>
          <table:table-cell table:style-name="ce24" office:value-type="string">
            <text:p>1.3</text:p>
          </table:table-cell>
          <table:table-cell table:style-name="ce30"/>
          <table:table-cell table:style-name="ce37" office:value-type="string">
            <text:p>Nhung.Vu</text:p>
          </table:table-cell>
          <table:table-cell table:style-name="ce37"/>
          <table:table-cell table:style-name="ce43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14" office:value-type="string">
            <text:p>24-My-2012</text:p>
          </table:table-cell>
          <table:table-cell table:style-name="ce24" office:value-type="string">
            <text:p>1.4</text:p>
          </table:table-cell>
          <table:table-cell table:style-name="ce30" office:value-type="string">
            <text:p>Create Bugs_v1_1_9 sheet</text:p>
          </table:table-cell>
          <table:table-cell table:style-name="ce37" office:value-type="string">
            <text:p>Hang.Nguyen</text:p>
          </table:table-cell>
          <table:table-cell table:style-name="ce37"/>
          <table:table-cell table:style-name="ce43"/>
          <table:table-cell table:style-name="ce1" table:number-columns-repeated="248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/>
          <table:table-cell table:style-name="ce10" table:number-columns-repeated="250"/>
        </table:table-row>
        <table:table-row table:style-name="ro1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60" office:value-type="string">
            <text:p>Selenium</text:p>
          </table:table-cell>
          <table:table-cell table:style-name="ce59" office:value-type="string" table:number-columns-spanned="2" table:number-rows-spanned="1">
            <text:p>Table of record</text:p>
          </table:table-cell>
          <table:covered-table-cell table:style-name="ce60"/>
          <table:table-cell table:style-name="ce10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6</text:p>
          </table:table-cell>
          <table:covered-table-cell table:style-name="ce44"/>
          <table:covered-table-cell table:style-name="ce44"/>
          <table:table-cell table:style-name="ce61"/>
          <table:table-cell table:style-name="ce63" office:value-type="string">
            <text:p>Total of High</text:p>
          </table:table-cell>
          <table:table-cell table:style-name="ce65" table:formula="of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2" office:value-type="string">
            <text:p>Check activities after delete connection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Medium</text:p>
          </table:table-cell>
          <table:table-cell table:style-name="ce63" table:formula="of:=SUMPRODUCT(([.C4:.C540]=&quot;Medium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1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Low</text:p>
          </table:table-cell>
          <table:table-cell table:style-name="ce65" table:formula="of:=SUMPRODUCT(([.C4:.C540]=&quot;Low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2</text:p>
          </table:table-cell>
          <table:table-cell table:style-name="ce52" office:value-type="string">
            <text:p>Access page has the same name with space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5</text:p>
          </table:table-cell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1.001</text:p>
          </table:table-cell>
          <table:table-cell table:style-name="ce52" office:value-type="string">
            <text:p>Check the displaying of space in My Space menu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2.001</text:p>
          </table:table-cell>
          <table:table-cell table:style-name="ce52" office:value-type="string">
            <text:p>Check activities when change date tim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3.001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53" office:value-type="string">
            <text:p>Low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4.001</text:p>
          </table:table-cell>
          <table:table-cell table:style-name="ce52" office:value-type="string">
            <text:p>Delete default application on space</text:p>
          </table:table-cell>
          <table:table-cell table:style-name="ce53" office:value-type="string">
            <text:p>High</text:p>
          </table:table-cell>
          <table:table-cell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5.001</text:p>
          </table:table-cell>
          <table:table-cell table:style-name="ce52" office:value-type="string">
            <text:p>Check avatar of admin in spac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6.001</text:p>
          </table:table-cell>
          <table:table-cell table:style-name="ce52" office:value-type="string">
            <text:p>Check Space setting tab by user is non-moderator</text:p>
          </table:table-cell>
          <table:table-cell table:style-name="ce58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7.001</text:p>
          </table:table-cell>
          <table:table-cell table:style-name="ce54" office:value-type="string">
            <text:p>Share link while add activity</text:p>
          </table:table-cell>
          <table:table-cell table:style-name="ce58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4</text:p>
          </table:table-cell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1.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Check activities of connecting user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Accepting invitation clears the list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7</text:p>
          </table:table-cell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1</text:p>
          </table:table-cell>
          <table:table-cell table:style-name="ce55" office:value-type="string">
            <text:p>Check intranet Homepage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2</text:p>
          </table:table-cell>
          <table:table-cell table:style-name="ce55" office:value-type="string">
            <text:p>Check displaying of space's information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9" table:number-columns-spanned="3" table:number-rows-spanned="1"/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51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9</text:p>
          </table:table-cell>
          <table:covered-table-cell table:style-name="ce51"/>
          <table:covered-table-cell table:style-name="ce51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3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51" office:value-type="string">
            <text:p>Medium</text:p>
          </table:table-cell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66"/>
          <table:table-cell table:style-name="ce71" office:value-type="string">
            <text:p>TEST CASES</text:p>
          </table:table-cell>
          <table:table-cell table:style-name="ce75"/>
          <table:table-cell table:style-name="ce72" table:number-columns-repeated="2"/>
          <table:table-cell table:style-name="ce85"/>
          <table:table-cell table:style-name="ce72" table:number-columns-repeated="3"/>
          <table:table-cell table:style-name="ce88"/>
          <table:table-cell table:style-name="ce72"/>
          <table:table-cell table:style-name="ce92" office:value-type="string">
            <text:p>Passed</text:p>
          </table:table-cell>
          <table:table-cell table:style-name="ce92" table:formula="of:=COUNTIF([.M$7:.M$872];[.$L1])" office:value-type="float" office:value="0">
            <text:p>0</text:p>
          </table:table-cell>
          <table:table-cell table:style-name="ce92" table:formula="of:=COUNTIF([.N$7:.N$872];[.$L1])" office:value-type="float" office:value="0">
            <text:p>0</text:p>
          </table:table-cell>
          <table:table-cell table:style-name="ce92" table:formula="of:=COUNTIF([.O$7:.O$872];[.$L1])" office:value-type="float" office:value="0">
            <text:p>0</text:p>
          </table:table-cell>
          <table:table-cell table:style-name="ce92" table:formula="of:=COUNTIF([.P$7:.P$872];[.$L1])" office:value-type="float" office:value="0">
            <text:p>0</text:p>
          </table:table-cell>
          <table:table-cell table:style-name="ce92" table:formula="of:=COUNTIF([.Q$7:.Q$872];[.$L1])" office:value-type="float" office:value="0">
            <text:p>0</text:p>
          </table:table-cell>
          <table:table-cell table:style-name="ce92" table:formula="of:=COUNTIF([.R$7:.R$872];[.$L1])" office:value-type="float" office:value="0">
            <text:p>0</text:p>
          </table:table-cell>
          <table:table-cell table:style-name="ce92" table:formula="of:=COUNTIF([.S$7:.S$87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6"/>
          <table:table-cell table:style-name="ce72"/>
          <table:table-cell table:style-name="ce76"/>
          <table:table-cell table:style-name="ce72" table:number-columns-repeated="2"/>
          <table:table-cell table:style-name="ce85"/>
          <table:table-cell table:style-name="ce72" table:number-columns-repeated="3"/>
          <table:table-cell table:style-name="ce85"/>
          <table:table-cell table:style-name="ce72"/>
          <table:table-cell table:style-name="ce92" office:value-type="string">
            <text:p>Failed</text:p>
          </table:table-cell>
          <table:table-cell table:style-name="ce92" table:formula="of:=COUNTIF([.M$7:.M$872];[.$L2])" office:value-type="float" office:value="0">
            <text:p>0</text:p>
          </table:table-cell>
          <table:table-cell table:style-name="ce92" table:formula="of:=COUNTIF([.N$7:.N$872];[.$L2])" office:value-type="float" office:value="0">
            <text:p>0</text:p>
          </table:table-cell>
          <table:table-cell table:style-name="ce92" table:formula="of:=COUNTIF([.O$7:.O$872];[.$L2])" office:value-type="float" office:value="0">
            <text:p>0</text:p>
          </table:table-cell>
          <table:table-cell table:style-name="ce92" table:formula="of:=COUNTIF([.P$7:.P$872];[.$L2])" office:value-type="float" office:value="0">
            <text:p>0</text:p>
          </table:table-cell>
          <table:table-cell table:style-name="ce92" table:formula="of:=COUNTIF([.Q$7:.Q$872];[.$L2])" office:value-type="float" office:value="0">
            <text:p>0</text:p>
          </table:table-cell>
          <table:table-cell table:style-name="ce92" table:formula="of:=COUNTIF([.R$7:.R$872];[.$L2])" office:value-type="float" office:value="0">
            <text:p>0</text:p>
          </table:table-cell>
          <table:table-cell table:style-name="ce92" table:formula="of:=COUNTIF([.S$7:.S$87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66"/>
          <table:table-cell table:style-name="ce73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4 for regression test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2" office:value-type="string">
            <text:p>Blocked</text:p>
          </table:table-cell>
          <table:table-cell table:style-name="ce92" table:formula="of:=COUNTIF([.M$7:.M$872];[.$L3])" office:value-type="float" office:value="0">
            <text:p>0</text:p>
          </table:table-cell>
          <table:table-cell table:style-name="ce92" table:formula="of:=COUNTIF([.N$7:.N$872];[.$L3])" office:value-type="float" office:value="0">
            <text:p>0</text:p>
          </table:table-cell>
          <table:table-cell table:style-name="ce92" table:formula="of:=COUNTIF([.O$7:.O$872];[.$L3])" office:value-type="float" office:value="0">
            <text:p>0</text:p>
          </table:table-cell>
          <table:table-cell table:style-name="ce92" table:formula="of:=COUNTIF([.P$7:.P$872];[.$L3])" office:value-type="float" office:value="0">
            <text:p>0</text:p>
          </table:table-cell>
          <table:table-cell table:style-name="ce92" table:formula="of:=COUNTIF([.Q$7:.Q$872];[.$L3])" office:value-type="float" office:value="0">
            <text:p>0</text:p>
          </table:table-cell>
          <table:table-cell table:style-name="ce92" table:formula="of:=COUNTIF([.R$7:.R$872];[.$L3])" office:value-type="float" office:value="0">
            <text:p>0</text:p>
          </table:table-cell>
          <table:table-cell table:style-name="ce92" table:formula="of:=COUNTIF([.S$7:.S$87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6"/>
          <table:table-cell table:style-name="ce73" office:value-type="string">
            <text:p>Total Main Cases:</text:p>
          </table:table-cell>
          <table:table-cell table:style-name="ce78" table:formula="of:=MAX([.A7:.A910])" office:value-type="float" office:value="3" table:number-columns-spanned="3" table:number-rows-spanned="1">
            <text:p>3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3" office:value-type="string">
            <text:p>Untested</text:p>
          </table:table-cell>
          <table:table-cell table:style-name="ce92" table:formula="of:=COUNTIF([.M$7:.M$872];[.$L4])" office:value-type="float" office:value="0">
            <text:p>0</text:p>
          </table:table-cell>
          <table:table-cell table:style-name="ce92" table:formula="of:=COUNTIF([.N$7:.N$872];[.$L4])" office:value-type="float" office:value="0">
            <text:p>0</text:p>
          </table:table-cell>
          <table:table-cell table:style-name="ce92" table:formula="of:=COUNTIF([.O$7:.O$872];[.$L4])" office:value-type="float" office:value="0">
            <text:p>0</text:p>
          </table:table-cell>
          <table:table-cell table:style-name="ce92" table:formula="of:=COUNTIF([.P$7:.P$872];[.$L4])" office:value-type="float" office:value="0">
            <text:p>0</text:p>
          </table:table-cell>
          <table:table-cell table:style-name="ce92" table:formula="of:=COUNTIF([.Q$7:.Q$872];[.$L4])" office:value-type="float" office:value="0">
            <text:p>0</text:p>
          </table:table-cell>
          <table:table-cell table:style-name="ce92" table:formula="of:=COUNTIF([.R$7:.R$872];[.$L4])" office:value-type="float" office:value="0">
            <text:p>0</text:p>
          </table:table-cell>
          <table:table-cell table:style-name="ce92" table:formula="of:=COUNTIF([.S$7:.S$87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6"/>
          <table:table-cell table:style-name="ce74"/>
          <table:table-cell table:style-name="ce66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3"/>
          <table:table-cell table:style-name="ce85"/>
          <table:table-cell table:style-name="ce81"/>
          <table:table-cell table:style-name="ce94" office:value-type="string">
            <text:p>N/A</text:p>
          </table:table-cell>
          <table:table-cell table:style-name="ce92" table:formula="of:=COUNTIF([.M$7:.M$872];[.$L5])" office:value-type="float" office:value="0">
            <text:p>0</text:p>
          </table:table-cell>
          <table:table-cell table:style-name="ce92" table:formula="of:=COUNTIF([.N$7:.N$872];[.$L5])" office:value-type="float" office:value="0">
            <text:p>0</text:p>
          </table:table-cell>
          <table:table-cell table:style-name="ce92" table:formula="of:=COUNTIF([.O$7:.O$872];[.$L5])" office:value-type="float" office:value="0">
            <text:p>0</text:p>
          </table:table-cell>
          <table:table-cell table:style-name="ce92" table:formula="of:=COUNTIF([.P$7:.P$872];[.$L5])" office:value-type="float" office:value="0">
            <text:p>0</text:p>
          </table:table-cell>
          <table:table-cell table:style-name="ce92" table:formula="of:=COUNTIF([.Q$7:.Q$872];[.$L5])" office:value-type="float" office:value="0">
            <text:p>0</text:p>
          </table:table-cell>
          <table:table-cell table:style-name="ce92" table:formula="of:=COUNTIF([.R$7:.R$872];[.$L5])" office:value-type="float" office:value="0">
            <text:p>0</text:p>
          </table:table-cell>
          <table:table-cell table:style-name="ce92" table:formula="of:=COUNTIF([.S$7:.S$872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96" table:number-columns-repeated="211"/>
          <table:table-cell table:style-name="ce97" table:number-columns-repeated="26"/>
        </table:table-row>
        <table:table-row table:style-name="ro10">
          <table:table-cell table:style-name="ce68" office:value-type="float" office:value="1">
            <text:p>1.00</text:p>
          </table:table-cell>
          <table:table-cell table:style-name="ce46" office:value-type="string">
            <text:p>REG_PLF304_SOC_001</text:p>
          </table:table-cell>
          <table:table-cell table:style-name="ce79" office:value-type="float" office:value="1">
            <text:p>1.00</text:p>
          </table:table-cell>
          <table:table-cell table:style-name="ce82" table:formula="of:=[.B7]" office:value-type="string" office:string-value="REG_PLF304_SOC_001">
            <text:p>REG_PLF304_SOC_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84" office:value-type="string">
            <text:p>Step 1: Demo send connection request for John</text:p>
          </table:table-cell>
          <table:table-cell table:style-name="ce84" office:value-type="string">
            <text:p>- Log in by demo</text:p>
            <text:p>- Move mouse to user's name and select <text:span text:style-name="T3">Find </text:span><text:span text:style-name="T3">People</text:span></text:p>
            <text:p><text:span text:style-name="T4">- Click on icon to invite John </text:span></text:p>
          </table:table-cell>
          <table:table-cell table:style-name="ce84" office:value-type="string">
            <text:p>An invitation is sent to John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519</text:p>
            <text:p>CCP-804</text:p>
          </table:table-cell>
          <table:table-cell table:style-name="ce89" office:value-type="string">
            <text:p>Show message "demo is now connected with john"</text:p>
          </table:table-cell>
          <table:table-cell table:style-name="ce94" table:number-columns-repeated="8"/>
          <table:table-cell table:number-columns-repeated="237"/>
        </table:table-row>
        <table:table-row table:style-name="ro11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4_SOC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2: Check the invitation of John</text:p>
          </table:table-cell>
          <table:table-cell table:style-name="ce84" office:value-type="string">
            <text:p>- Log in by john</text:p>
            <text:p>- Click on <text:span text:style-name="T3">My Status</text:span> button</text:p>
          </table:table-cell>
          <table:table-cell table:style-name="ce84" office:value-type="string">
            <text:p>Show message: Jack Miller invited you to connect. Accept | Refuse <text:s/>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4_SOC_001</text:p>
          </table:table-cell>
          <table:table-cell table:style-name="ce69" office:value-type="float" office:value="1">
            <text:p>1.00</text:p>
          </table:table-cell>
          <table:table-cell table:style-name="ce82" table:formula="of:=[.B9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3: Accept connection</text:p>
          </table:table-cell>
          <table:table-cell table:style-name="ce84" office:value-type="string">
            <text:p>Click on <text:span text:style-name="T3">Accept</text:span> link</text:p>
          </table:table-cell>
          <table:table-cell table:style-name="ce84" office:value-type="string">
            <text:p>Show message:You are now connected with Jack Miller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90"/>
          <table:table-cell table:style-name="ce84" table:number-columns-repeated="8"/>
          <table:table-cell table:style-name="ce85" table:number-columns-repeated="237"/>
        </table:table-row>
        <table:table-row table:style-name="ro12">
          <table:table-cell table:style-name="ce69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6" office:value-type="string">
            <text:p>REG_PLF304_SOC_002</text:p>
          </table:table-cell>
          <table:table-cell table:style-name="ce69" office:value-type="float" office:value="1">
            <text:p>1.00</text:p>
          </table:table-cell>
          <table:table-cell table:style-name="ce82" table:formula="of:=[.B10]" office:value-type="string" office:string-value="REG_PLF304_SOC_002">
            <text:p>REG_PLF304_SOC_002</text:p>
          </table:table-cell>
          <table:table-cell table:style-name="ce52" office:value-type="string">
            <text:p>Check activities of connecting use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demo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517</text:p>
            <text:p>CCP-806</text:p>
          </table:table-cell>
          <table:table-cell table:style-name="ce84" office:value-type="string">
            <text:p>user can NOT see activities shared by people belonging to his network even in private spaces 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7">
          <table:table-cell table:style-name="ce6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4_SOC_002</text:p>
          </table:table-cell>
          <table:table-cell table:style-name="ce6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2: Create activities</text:p>
          </table:table-cell>
          <table:table-cell table:style-name="ce84" office:value-type="string">
            <text:p>- Select new space above</text:p>
            <text:p>- Add some activites</text:p>
          </table:table-cell>
          <table:table-cell table:style-name="ce84" office:value-type="string">
            <text:p>Activities is added successfull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1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4_SOC_002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f:=[.B12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3: Add connection</text:p>
          </table:table-cell>
          <table:table-cell table:style-name="ce84" office:value-type="string">
            <text:p>- Move mouse to user's name and select <text:span text:style-name="T3">Find </text:span><text:span text:style-name="T3">People</text:span></text:p>
            <text:p>- Add connect with Mary</text:p>
          </table:table-cell>
          <table:table-cell table:style-name="ce84" office:value-type="string">
            <text:p>A request is sent to Mar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1">
          <table:table-cell table:style-name="ce6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4_SOC_002</text:p>
          </table:table-cell>
          <table:table-cell table:style-name="ce69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4: Check the invitation</text:p>
          </table:table-cell>
          <table:table-cell table:style-name="ce84" office:value-type="string">
            <text:p>- Log in as Mary</text:p>
            <text:p>- Select <text:span text:style-name="T3">My Status</text:span> button</text:p>
            <text:p>- Click on <text:span text:style-name="T3">Accept</text:span> button link</text:p>
          </table:table-cell>
          <table:table-cell table:style-name="ce84" office:value-type="string">
            <text:p>Mary and Demo is frien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4_SOC_002</text:p>
          </table:table-cell>
          <table:table-cell table:style-name="ce69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5: Check the activities created by demo</text:p>
          </table:table-cell>
          <table:table-cell table:style-name="ce84" office:value-type="string">
            <text:p>- Click on <text:span text:style-name="T3">Connection</text:span> button</text:p>
          </table:table-cell>
          <table:table-cell table:style-name="ce84" office:value-type="string">
            <text:p>Activities create by demo are shown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4">
          <table:table-cell table:style-name="ce69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46" office:value-type="string">
            <text:p>REG_PLF304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15]" office:value-type="string" office:string-value="REG_PLF304_SOC_003">
            <text:p>REG_PLF304_SOC_003</text:p>
          </table:table-cell>
          <table:table-cell table:style-name="ce52" office:value-type="string">
            <text:p>Accepting invitation clears the list</text:p>
          </table:table-cell>
          <table:table-cell table:style-name="ce84" office:value-type="string">
            <text:p>Step 1: Add connect to Demo from Root</text:p>
          </table:table-cell>
          <table:table-cell table:style-name="ce84" office:value-type="string">
            <text:p>- Log in by Root</text:p>
            <text:p>- Move mouse to user's name and select <text:span text:style-name="T3">Find </text:span><text:span text:style-name="T3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55</text:p>
            <text:p>CCP-757</text:p>
          </table:table-cell>
          <table:table-cell table:style-name="ce91" office:value-type="string">
            <text:p>Accepting an invitation clears the connection list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4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4_SOC_003</text:p>
          </table:table-cell>
          <table:table-cell table:style-name="ce69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f:=[.B16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2: Add connect to Demo from John</text:p>
          </table:table-cell>
          <table:table-cell table:style-name="ce84" office:value-type="string">
            <text:p>- Log in by Mary</text:p>
            <text:p>- Move mouse to user's name and select <text:span text:style-name="T3">Find </text:span><text:span text:style-name="T3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4">
          <table:table-cell table:style-name="ce6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PLF304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17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3: Add connect to Demo from Mary</text:p>
          </table:table-cell>
          <table:table-cell table:style-name="ce84" office:value-type="string">
            <text:p>- Log in by Mary</text:p>
            <text:p>- Move mouse to user's name and select <text:span text:style-name="T3">Find </text:span><text:span text:style-name="T3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1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4_SOC_003</text:p>
          </table:table-cell>
          <table:table-cell table:style-name="ce69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f:=[.B18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4: Accept connection</text:p>
          </table:table-cell>
          <table:table-cell table:style-name="ce84" office:value-type="string">
            <text:p>- Log in by Demo</text:p>
            <text:p>- Click on <text:span text:style-name="T3">My Status</text:span></text:p>
            <text:p>- Accept the connection from Root, John</text:p>
          </table:table-cell>
          <table:table-cell table:style-name="ce84" office:value-type="string">
            <text:p>Demo is a friend of Root, john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REG_PLF304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19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5: Restart server</text:p>
          </table:table-cell>
          <table:table-cell table:style-name="ce84" office:value-type="string">
            <text:p>- Restart server to clear cached</text:p>
          </table:table-cell>
          <table:table-cell table:style-name="ce84" office:value-type="string">
            <text:p>Server is restart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1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4_SOC_003</text:p>
          </table:table-cell>
          <table:table-cell table:style-name="ce69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f:=[.B20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6: Accept connection</text:p>
          </table:table-cell>
          <table:table-cell table:style-name="ce84" office:value-type="string">
            <text:p>- Log in by Demo</text:p>
            <text:p>- Click on <text:span text:style-name="T3">My Network → Incomming</text:span></text:p>
            <text:p>- Accept the connection from Mary</text:p>
          </table:table-cell>
          <table:table-cell table:style-name="ce84" office:value-type="string">
            <text:p>Demo is a friend of Mar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REG_PLF304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21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7: Check friend list</text:p>
          </table:table-cell>
          <table:table-cell table:style-name="ce84" office:value-type="string">
            <text:p>- Click on <text:span text:style-name="T3">My Network</text:span></text:p>
          </table:table-cell>
          <table:table-cell table:style-name="ce84" office:value-type="string">
            <text:p>Root, John, Mary is listed 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5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3">
          <table:table-cell table:style-name="ce66"/>
          <table:table-cell table:style-name="ce71" office:value-type="string">
            <text:p>TEST CASES</text:p>
          </table:table-cell>
          <table:table-cell table:style-name="ce75"/>
          <table:table-cell table:style-name="ce72" table:number-columns-repeated="2"/>
          <table:table-cell table:style-name="ce85"/>
          <table:table-cell table:style-name="ce72" table:number-columns-repeated="3"/>
          <table:table-cell table:style-name="ce88"/>
          <table:table-cell table:style-name="ce72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66"/>
          <table:table-cell table:style-name="ce72"/>
          <table:table-cell table:style-name="ce76"/>
          <table:table-cell table:style-name="ce72" table:number-columns-repeated="2"/>
          <table:table-cell table:style-name="ce85"/>
          <table:table-cell table:style-name="ce72" table:number-columns-repeated="3"/>
          <table:table-cell table:style-name="ce85"/>
          <table:table-cell table:style-name="ce72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66"/>
          <table:table-cell table:style-name="ce73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5 for regression test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66"/>
          <table:table-cell table:style-name="ce73" office:value-type="string">
            <text:p>Total Main Cases:</text:p>
          </table:table-cell>
          <table:table-cell table:style-name="ce78" table:formula="of:=MAX([.A7:.A915])" office:value-type="float" office:value="7" table:number-columns-spanned="3" table:number-rows-spanned="1">
            <text:p>7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66"/>
          <table:table-cell table:style-name="ce74"/>
          <table:table-cell table:style-name="ce66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3"/>
          <table:table-cell table:style-name="ce85"/>
          <table:table-cell table:style-name="ce81"/>
          <table:table-cell table:style-name="ce94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4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99" office:value-type="string">
            <text:p>Link</text:p>
          </table:table-cell>
          <table:table-cell table:style-name="ce99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96" table:number-columns-repeated="211"/>
          <table:table-cell table:style-name="ce97" table:number-columns-repeated="26"/>
        </table:table-row>
        <table:table-row table:style-name="ro15">
          <table:table-cell table:style-name="ce68" office:value-type="float" office:value="1">
            <text:p>1.00</text:p>
          </table:table-cell>
          <table:table-cell table:style-name="ce46" office:value-type="string">
            <text:p>REG_PLF305_SOC_001</text:p>
          </table:table-cell>
          <table:table-cell table:style-name="ce79" office:value-type="float" office:value="1">
            <text:p>1.00</text:p>
          </table:table-cell>
          <table:table-cell table:style-name="ce82" table:formula="of:=[.B7]" office:value-type="string" office:string-value="REG_PLF305_SOC_001">
            <text:p>REG_PLF305_SOC_001</text:p>
          </table:table-cell>
          <table:table-cell table:style-name="ce52" office:value-type="string">
            <text:p>Check the displaying of space in My Space menu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1780</text:p>
            <text:p>CCP-837</text:p>
          </table:table-cell>
          <table:table-cell table:style-name="ce89" office:value-type="string">
            <text:p>Don't update new space on menu</text:p>
          </table:table-cell>
          <table:table-cell table:style-name="ce94" table:number-columns-repeated="8"/>
          <table:table-cell table:number-columns-repeated="237"/>
        </table:table-row>
        <table:table-row table:style-name="ro16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5_SOC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5_SOC_001">
            <text:p>REG_PLF305_SOC_001</text:p>
          </table:table-cell>
          <table:table-cell table:style-name="ce84" office:value-type="string">
            <text:p>Check the displaying of space in My Space menu</text:p>
          </table:table-cell>
          <table:table-cell table:style-name="ce84" office:value-type="string">
            <text:p>Step 2: Check the displaying of new space</text:p>
          </table:table-cell>
          <table:table-cell table:style-name="ce84" office:value-type="string">
            <text:p>Move mouse on My Spaces</text:p>
          </table:table-cell>
          <table:table-cell table:style-name="ce84" office:value-type="string">
            <text:p>New space is listed on My Spaces menu</text:p>
          </table:table-cell>
          <table:table-cell table:style-name="ce84" office:value-type="string">
            <text:p>Medium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7">
          <table:table-cell table:style-name="ce69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6" office:value-type="string">
            <text:p>REG_PLF305_SOC_002</text:p>
          </table:table-cell>
          <table:table-cell table:style-name="ce69" office:value-type="float" office:value="1">
            <text:p>1.00</text:p>
          </table:table-cell>
          <table:table-cell table:style-name="ce82" table:formula="of:=[.B9]" office:value-type="string" office:string-value="REG_PLF305_SOC_002">
            <text:p>REG_PLF305_SOC_002</text:p>
          </table:table-cell>
          <table:table-cell table:style-name="ce52" office:value-type="string">
            <text:p>Check activities when change date tim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<text:span text:style-name="T3"> My Spaces</text:span></text:p>
            <text:p>- Create 2 space: AAA and BBB</text:p>
          </table:table-cell>
          <table:table-cell table:style-name="ce84" office:value-type="string">
            <text:p>New spac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74</text:p>
            <text:p>CCP-955</text:p>
          </table:table-cell>
          <table:table-cell table:style-name="ce90" office:value-type="string">
            <text:p>Activities of spaces are not well sorted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7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f:=[.B10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2: Add activities for space</text:p>
          </table:table-cell>
          <table:table-cell table:style-name="ce84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84" office:value-type="string">
            <text:p>Activities are created 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3: Invite user to space</text:p>
          </table:table-cell>
          <table:table-cell table:style-name="ce84" office:value-type="string">
            <text:p>- Select space AAA</text:p>
            <text:p>- Click on <text:span text:style-name="T3">Space Setting</text:span> tab</text:p>
            <text:p>- Click on <text:span text:style-name="T3">Member</text:span> tab</text:p>
            <text:p>- Invite 1 user to join this space (demo)</text:p>
          </table:table-cell>
          <table:table-cell table:style-name="ce84" office:value-type="string">
            <text:p>Invited user is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7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f:=[.B12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4: Accept invitation by invited user </text:p>
          </table:table-cell>
          <table:table-cell table:style-name="ce84" office:value-type="string">
            <text:p>- Log in by demo</text:p>
            <text:p>- Select <text:span text:style-name="T3">My Spaces → Invitation</text:span></text:p>
            <text:p>- Click on <text:span text:style-name="T3">Accept</text:span> icion to join space</text:p>
            <text:p/>
          </table:table-cell>
          <table:table-cell table:style-name="ce84" office:value-type="string">
            <text:p>The invitation to join space is disappeared. The message “Jack Miller has joined” on space AAA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6">
          <table:table-cell table:style-name="ce6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5: Add activities by invited user</text:p>
          </table:table-cell>
          <table:table-cell table:style-name="ce84" office:value-type="string">
            <text:p>- Select space AAA</text:p>
            <text:p>- Add some activities </text:p>
          </table:table-cell>
          <table:table-cell table:style-name="ce84" office:value-type="string">
            <text:p>Activities are created by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8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6: Change date time of server</text:p>
          </table:table-cell>
          <table:table-cell table:style-name="ce84" office:value-type="string">
            <text:p>- Change the date time of your computer</text:p>
            <text:p>- Restart the server</text:p>
          </table:table-cell>
          <table:table-cell table:style-name="ce84" office:value-type="string">
            <text:p>Date time of server is chang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6">
          <table:table-cell table:style-name="ce6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table:formula="of:=[.B15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7: Add comment by invited user</text:p>
          </table:table-cell>
          <table:table-cell table:style-name="ce84" office:value-type="string">
            <text:p>- Log in by demo</text:p>
            <text:p>- Add comments in activites</text:p>
          </table:table-cell>
          <table:table-cell table:style-name="ce84" office:value-type="string">
            <text:p>Comments are add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6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5_SOC_002</text:p>
          </table:table-cell>
          <table:table-cell table:style-name="ce69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f:=[.B16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8: Check activities after change date time of server</text:p>
          </table:table-cell>
          <table:table-cell table:style-name="ce84" office:value-type="string">
            <text:p>- Refresh browser</text:p>
          </table:table-cell>
          <table:table-cell table:style-name="ce90" office:value-type="string">
            <text:p>Activities of spaces are well sort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9">
          <table:table-cell table:style-name="ce6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46" office:value-type="string">
            <text:p>REG_PLF305_SOC_003</text:p>
          </table:table-cell>
          <table:table-cell table:style-name="ce69" office:value-type="float" office:value="1">
            <text:p>1.00</text:p>
          </table:table-cell>
          <table:table-cell table:style-name="ce82" table:formula="of:=[.B17]" office:value-type="string" office:string-value="REG_PLF305_SOC_003">
            <text:p>REG_PLF305_SOC_003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84" office:value-type="string">
            <text:p>Step 1: Add a contact</text:p>
          </table:table-cell>
          <table:table-cell table:style-name="ce84" office:value-type="string">
            <text:p><text:span text:style-name="T5">- Change the language to 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84" office:value-type="string">
            <text:p>Invitation is sent</text:p>
          </table:table-cell>
          <table:table-cell table:style-name="ce84" office:value-type="string">
            <text:p>Low</text:p>
          </table:table-cell>
          <table:table-cell table:style-name="ce84" office:value-type="string">
            <text:p>SOC-1481</text:p>
            <text:p>CCP-894</text:p>
          </table:table-cell>
          <table:table-cell table:style-name="ce84" office:value-type="string">
            <text:p>The message is : john vous a envoyé une demande de connxion.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8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5_SOC_003</text:p>
          </table:table-cell>
          <table:table-cell table:style-name="ce69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f:=[.B18]" office:value-type="string" office:string-value="REG_PLF305_SOC_003">
            <text:p>REG_PLF305_SOC_003</text:p>
          </table:table-cell>
          <table:table-cell table:style-name="ce84" office:value-type="string">
            <text:p>Check the spelling in French message of connection request</text:p>
          </table:table-cell>
          <table:table-cell table:style-name="ce84" office:value-type="string">
            <text:p>Step 2: Check the invitation</text:p>
          </table:table-cell>
          <table:table-cell table:style-name="ce84" office:value-type="string">
            <text:p>- Log in by Mary</text:p>
            <text:p>- Go to Mes Activités/Mon status</text:p>
          </table:table-cell>
          <table:table-cell table:style-name="ce84" office:value-type="string">
            <text:p>Show message: john vous a envoyé une demande de connexion.</text:p>
          </table:table-cell>
          <table:table-cell table:style-name="ce84" office:value-type="string">
            <text:p>Low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9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46" office:value-type="string">
            <text:p>REG_PLF305_SOC_004</text:p>
          </table:table-cell>
          <table:table-cell table:style-name="ce69" office:value-type="float" office:value="1">
            <text:p>1.00</text:p>
          </table:table-cell>
          <table:table-cell table:style-name="ce82" table:formula="of:=[.B19]" office:value-type="string" office:string-value="REG_PLF305_SOC_004">
            <text:p>REG_PLF305_SOC_004</text:p>
          </table:table-cell>
          <table:table-cell table:style-name="ce52" office:value-type="string">
            <text:p>Delete default application o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60</text:p>
            <text:p>CCP-841</text:p>
          </table:table-cell>
          <table:table-cell table:style-name="ce84" office:value-type="string">
            <text:p>Unknown error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9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5_SOC_004</text:p>
          </table:table-cell>
          <table:table-cell table:style-name="ce69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f:=[.B20]" office:value-type="string" office:string-value="REG_PLF305_SOC_004">
            <text:p>REG_PLF305_SOC_004</text:p>
          </table:table-cell>
          <table:table-cell table:style-name="ce84" office:value-type="string">
            <text:p>Delete default application on space</text:p>
          </table:table-cell>
          <table:table-cell table:style-name="ce84" office:value-type="string">
            <text:p>Step 2: Select new space</text:p>
          </table:table-cell>
          <table:table-cell table:style-name="ce84" office:value-type="string">
            <text:p>- Access new space</text:p>
            <text:p>- Click on <text:span text:style-name="T3">Space Setting</text:span> tab</text:p>
            <text:p>- Click on <text:span text:style-name="T3">Application</text:span></text:p>
            <text:p>- Click <text:span text:style-name="T3">Delete</text:span> icon on default application: calendar, forum, answers...</text:p>
          </table:table-cell>
          <table:table-cell table:style-name="ce84" office:value-type="string">
            <text:p>Application is deleted successfully. It is not listed on the left pane of spac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9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table:style-name="ce46" office:value-type="string">
            <text:p>REG_PLF305_SOC_005</text:p>
          </table:table-cell>
          <table:table-cell table:style-name="ce69" office:value-type="float" office:value="1">
            <text:p>1.00</text:p>
          </table:table-cell>
          <table:table-cell table:style-name="ce82" table:formula="of:=[.B21]" office:value-type="string" office:string-value="REG_PLF305_SOC_005">
            <text:p>REG_PLF305_SOC_005</text:p>
          </table:table-cell>
          <table:table-cell table:style-name="ce52" office:value-type="string">
            <text:p>Check avatar of admin i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06</text:p>
            <text:p>CCP-830</text:p>
          </table:table-cell>
          <table:table-cell table:style-name="ce84" office:value-type="string">
            <text:p>The avatars of all admin are the same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8">
          <table:table-cell table:style-name="ce69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82" table:formula="of:=[.B22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82" table:formula="of:=[.B23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3">My Spaces</text:span> in navigation bar</text:p>
            <text:p>- Click on <text:span text:style-name="T3">Invitation</text:span></text:p>
            <text:p><text:span text:style-name="T4">- Accept the 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<text:s/></text:p>
          </table:table-cell>
          <table:table-cell table:style-name="ce84" table:number-columns-repeated="9"/>
          <table:table-cell table:style-name="ce85" table:number-columns-repeated="237"/>
        </table:table-row>
        <table:table-row table:style-name="ro19">
          <table:table-cell table:style-name="ce6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82" table:formula="of:=[.B24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4: Approve user to admin of space</text:p>
          </table:table-cell>
          <table:table-cell table:style-name="ce84" office:value-type="string">
            <text:p>- Login by john</text:p>
            <text:p>- Select new space</text:p>
            <text:p>- Click on <text:span text:style-name="T3">Space Setting</text:span> →<text:span text:style-name="T3"> Member</text:span></text:p>
            <text:p><text:span text:style-name="T4">- Click on </text:span><text:span text:style-name="T3">Make Leader</text:span><text:span text:style-name="T4"> icon on invited user</text:span></text:p>
          </table:table-cell>
          <table:table-cell table:style-name="ce84" office:value-type="string">
            <text:p>Invited user become the admin of this spac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9">
          <table:table-cell table:style-name="ce69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82" table:formula="of:=[.B25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5: Add avatar for space creator</text:p>
          </table:table-cell>
          <table:table-cell table:style-name="ce84" office:value-type="string">
            <text:p>- Login by john</text:p>
            <text:p>- Move mouse to user's name at the top-right and select<text:span text:style-name="T3"> My Profile</text:span></text:p>
            <text:p><text:span text:style-name="T4">- Click on Change Avatar link</text:span></text:p>
            <text:p><text:span text:style-name="T4">- Browse an image file and click on Confirm </text:span><text:span text:style-name="T4">button </text:span></text:p>
          </table:table-cell>
          <table:table-cell table:style-name="ce84" office:value-type="string">
            <text:p>Space creator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20">
          <table:table-cell table:style-name="ce6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2" table:formula="of:=[.B26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6: Change avatar of </text:p>
          </table:table-cell>
          <table:table-cell table:style-name="ce84" office:value-type="string">
            <text:p>- Log in by demo</text:p>
            <text:p><text:span text:style-name="T5">- Move mouse to user's name at the top-right and </text:span><text:span text:style-name="T5">select</text:span><text:span text:style-name="T6"> My Profile</text:span></text:p>
            <text:p><text:span text:style-name="T7">- Click on Change Avatar link</text:span></text:p>
            <text:p><text:span text:style-name="T7">- Browse an image file (not the same with space </text:span><text:span text:style-name="T7">creator) and click on Confirm button </text:span></text:p>
          </table:table-cell>
          <table:table-cell table:style-name="ce84" office:value-type="string">
            <text:p>Demo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6">
          <table:table-cell table:style-name="ce6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0" office:value-type="string">
            <text:p>REG_PLF305_SOC_005</text:p>
          </table:table-cell>
          <table:table-cell table:style-name="ce69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table:formula="of:=[.B27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7: Check the displaying of admin's avatar</text:p>
          </table:table-cell>
          <table:table-cell table:style-name="ce84" office:value-type="string">
            <text:p>Select new space</text:p>
          </table:table-cell>
          <table:table-cell table:style-name="ce84" office:value-type="string">
            <text:p>Avatar of admins in space is differenc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9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46" office:value-type="string">
            <text:p>REG_PLF305_SOC_006</text:p>
          </table:table-cell>
          <table:table-cell table:style-name="ce69" office:value-type="float" office:value="1">
            <text:p>1.00</text:p>
          </table:table-cell>
          <table:table-cell table:style-name="ce82" table:formula="of:=[.B28]" office:value-type="string" office:string-value="REG_PLF305_SOC_006">
            <text:p>REG_PLF305_SOC_006</text:p>
          </table:table-cell>
          <table:table-cell table:style-name="ce52" office:value-type="string">
            <text:p>Check Space setting tab by user is non-moderato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SOC-1575</text:p>
            <text:p>CCP-831</text:p>
          </table:table-cell>
          <table:table-cell table:style-name="ce84" office:value-type="string">
            <text:p>Normal user can see space setting tab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8">
          <table:table-cell table:style-name="ce6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REG_PLF305_SOC_006</text:p>
          </table:table-cell>
          <table:table-cell table:style-name="ce69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table:formula="of:=[.B29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Medium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0" office:value-type="string">
            <text:p>REG_PLF305_SOC_006</text:p>
          </table:table-cell>
          <table:table-cell table:style-name="ce69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table:formula="of:=[.B30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3">My Spaces</text:span> in navigation bar</text:p>
            <text:p>- Click on <text:span text:style-name="T3">Invitation</text:span></text:p>
            <text:p><text:span text:style-name="T4">- Accept the 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Medium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6">
          <table:table-cell table:style-name="ce6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REG_PLF305_SOC_006</text:p>
          </table:table-cell>
          <table:table-cell table:style-name="ce69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table:formula="of:=[.B31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98" office:value-type="string">
            <text:p>Step 4: Check the displaying of Space</text:p>
          </table:table-cell>
          <table:table-cell table:style-name="ce98" office:value-type="string">
            <text:p>- Still log in with demo</text:p>
            <text:p>- Select new space</text:p>
          </table:table-cell>
          <table:table-cell table:style-name="ce98" office:value-type="string">
            <text:p>Space Setting tab is not displayed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98" table:number-columns-repeated="4"/>
          <table:table-cell table:style-name="ce27" table:number-columns-repeated="4"/>
          <table:table-cell table:number-columns-repeated="237"/>
        </table:table-row>
        <table:table-row table:style-name="ro15">
          <table:table-cell table:style-name="ce69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7.00</text:p>
          </table:table-cell>
          <table:table-cell table:style-name="ce46" office:value-type="string">
            <text:p>REG_PLF305_SOC_007</text:p>
          </table:table-cell>
          <table:table-cell table:style-name="ce69" office:value-type="float" office:value="1">
            <text:p>1.00</text:p>
          </table:table-cell>
          <table:table-cell table:style-name="ce82" table:formula="of:=[.B32]" office:value-type="string" office:string-value="REG_PLF305_SOC_007">
            <text:p>REG_PLF305_SOC_007</text:p>
          </table:table-cell>
          <table:table-cell table:style-name="ce54" office:value-type="string">
            <text:p>Share link while add activity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98" office:value-type="string">
            <text:p>High</text:p>
          </table:table-cell>
          <table:table-cell table:style-name="ce84" office:value-type="string">
            <text:p>SOC-1581</text:p>
            <text:p>CCP-849</text:p>
          </table:table-cell>
          <table:table-cell table:style-name="ce90" office:value-type="string">
            <text:p>Unable to share links when clicking attach button</text:p>
          </table:table-cell>
          <table:table-cell table:style-name="ce98" table:number-columns-repeated="4"/>
          <table:table-cell table:style-name="ce27" table:number-columns-repeated="4"/>
          <table:table-cell table:number-columns-repeated="237"/>
        </table:table-row>
        <table:table-row table:style-name="ro15">
          <table:table-cell table:style-name="ce6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REG_PLF305_SOC_007</text:p>
          </table:table-cell>
          <table:table-cell table:style-name="ce69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82" table:formula="of:=[.B33]" office:value-type="string" office:string-value="REG_PLF305_SOC_007">
            <text:p>REG_PLF305_SOC_007</text:p>
          </table:table-cell>
          <table:table-cell table:style-name="ce98" office:value-type="string">
            <text:p>Share link while add activity</text:p>
          </table:table-cell>
          <table:table-cell table:style-name="ce98" office:value-type="string">
            <text:p>Step 2: Share link while add activity</text:p>
          </table:table-cell>
          <table:table-cell table:style-name="ce98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98" office:value-type="string">
            <text:p>Link is shared</text:p>
          </table:table-cell>
          <table:table-cell table:style-name="ce98" office:value-type="string">
            <text:p>High</text:p>
          </table:table-cell>
          <table:table-cell table:style-name="ce84" table:number-columns-repeated="2"/>
          <table:table-cell table:style-name="ce98" table:number-columns-repeated="4"/>
          <table:table-cell table:style-name="ce27" table:number-columns-repeated="4"/>
          <table:table-cell table:number-columns-repeated="237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70" table:number-columns-repeated="9"/>
          <table:table-cell table:style-name="ce85" table:number-columns-repeated="2"/>
          <table:table-cell table:style-name="ce70" table:number-columns-repeated="245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6" table:style-name="ta1" table:print="false">
        <table:table-column table:style-name="co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3">
          <table:table-cell table:style-name="ce100"/>
          <table:table-cell table:style-name="ce71" office:value-type="string">
            <text:p>TEST CASES</text:p>
          </table:table-cell>
          <table:table-cell table:style-name="ce105"/>
          <table:table-cell table:style-name="ce72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72"/>
          <table:table-cell table:style-name="ce76"/>
          <table:table-cell table:style-name="ce72" table:number-columns-repeated="2"/>
          <table:table-cell table:style-name="ce109"/>
          <table:table-cell table:style-name="ce72" table:number-columns-repeated="3"/>
          <table:table-cell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03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6 for regression test</text:p>
          </table:table-cell>
          <table:covered-table-cell table:style-name="ce80"/>
          <table:covered-table-cell table:style-name="ce83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03" office:value-type="string">
            <text:p>Total Main Cases:</text:p>
          </table:table-cell>
          <table:table-cell table:style-name="ce78" table:formula="of:=MAX([.A7:.A904])" office:value-type="float" office:value="3" table:number-columns-spanned="3" table:number-rows-spanned="1">
            <text:p>3</text:p>
          </table:table-cell>
          <table:covered-table-cell table:style-name="ce80"/>
          <table:covered-table-cell table:style-name="ce83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/>
          <table:table-cell table:style-name="ce112"/>
          <table:table-cell table:style-name="ce27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4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113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116" table:number-columns-repeated="211"/>
          <table:table-cell table:style-name="ce100" table:number-columns-repeated="26"/>
        </table:table-row>
        <table:table-row table:style-name="ro18">
          <table:table-cell table:style-name="ce101" office:value-type="float" office:value="1">
            <text:p>1.00</text:p>
          </table:table-cell>
          <table:table-cell table:style-name="ce46" office:value-type="string">
            <text:p>REG_PLF306_SOC_001</text:p>
          </table:table-cell>
          <table:table-cell table:style-name="ce106" office:value-type="float" office:value="1">
            <text:p>1.00</text:p>
          </table:table-cell>
          <table:table-cell table:style-name="ce108" table:formula="of:=[.B7]" office:value-type="string" office:string-value="REG_PLF306_SOC_001">
            <text:p>REG_PLF306_SOC_001</text:p>
          </table:table-cell>
          <table:table-cell table:style-name="ce52" office:value-type="string">
            <text:p>Check activities after delete connection</text:p>
          </table:table-cell>
          <table:table-cell table:style-name="ce84" office:value-type="string">
            <text:p>Step 1: Create activities by demo</text:p>
          </table:table-cell>
          <table:table-cell table:style-name="ce84" office:value-type="string">
            <text:p>- Go to intranet portal</text:p>
            <text:p>- Login as demo</text:p>
            <text:p>- Create some activities </text:p>
          </table:table-cell>
          <table:table-cell table:style-name="ce84" office:value-type="string">
            <text:p>Activities is creat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733</text:p>
            <text:p>CCP-927</text:p>
          </table:table-cell>
          <table:table-cell table:style-name="ce114" office:value-type="string">
            <text:p>Error when go to My activities</text:p>
          </table:table-cell>
          <table:table-cell table:style-name="ce27" table:number-columns-repeated="8"/>
          <table:table-cell table:number-columns-repeated="237"/>
        </table:table-row>
        <table:table-row table:style-name="ro17">
          <table:table-cell table:style-name="ce1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6_SOC_001</text:p>
          </table:table-cell>
          <table:table-cell table:style-name="ce10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2: Connect with demo by mary</text:p>
          </table:table-cell>
          <table:table-cell table:style-name="ce84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84" office:value-type="string">
            <text:p>Waiting for demo accept connec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5">
          <table:table-cell table:style-name="ce10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6_SOC_001</text:p>
          </table:table-cell>
          <table:table-cell table:style-name="ce10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3: Demo accept connection</text:p>
          </table:table-cell>
          <table:table-cell table:style-name="ce84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84" office:value-type="string">
            <text:p>A message is shown: Jack Miller is now connected with Mary Williams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0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6_SOC_001</text:p>
          </table:table-cell>
          <table:table-cell table:style-name="ce10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f:=[.B10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4: Delete user</text:p>
          </table:table-cell>
          <table:table-cell table:style-name="ce84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84" office:value-type="string">
            <text:p>Mary is deleted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6">
          <table:table-cell table:style-name="ce10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6_SOC_001</text:p>
          </table:table-cell>
          <table:table-cell table:style-name="ce10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5: Check activities</text:p>
          </table:table-cell>
          <table:table-cell table:style-name="ce84" office:value-type="string">
            <text:p>- Login as demo</text:p>
            <text:p>- Select My activities</text:p>
          </table:table-cell>
          <table:table-cell table:style-name="ce84" office:value-type="string">
            <text:p>No excep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2">
          <table:table-cell table:style-name="ce102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6" office:value-type="string">
            <text:p>REG_PLF306_SOC_002</text:p>
          </table:table-cell>
          <table:table-cell table:style-name="ce102" office:value-type="float" office:value="1">
            <text:p>1.00</text:p>
          </table:table-cell>
          <table:table-cell table:style-name="ce82" table:formula="of:=[.B12]" office:value-type="string" office:string-value="REG_PLF306_SOC_002">
            <text:p>REG_PLF306_SOC_002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84" office:value-type="string">
            <text:p>Step 1: Create a page at the root path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New page named Test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53</text:p>
            <text:p>CCP-938</text:p>
          </table:table-cell>
          <table:table-cell table:style-name="ce114" office:value-type="string">
            <text:p>Space is created successfully. When access the space, content of page is shown</text:p>
          </table:table-cell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5">
          <table:table-cell table:style-name="ce10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6_SOC_002</text:p>
          </table:table-cell>
          <table:table-cell table:style-name="ce102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6_SOC_002">
            <text:p>REG_PLF306_SOC_002</text:p>
          </table:table-cell>
          <table:table-cell table:style-name="ce84" office:value-type="string">
            <text:p>Access space has the same name with page at the root path</text:p>
          </table:table-cell>
          <table:table-cell table:style-name="ce84" office:value-type="string">
            <text:p>Step 2: Create new space has the same name with page above</text:p>
          </table:table-cell>
          <table:table-cell table:style-name="ce84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84" office:value-type="string">
            <text:p>Show message alert that you can not create a space has the same name with page in the same destina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02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50" office:value-type="string">
            <text:p>REG_PLF306_SOC_002</text:p>
          </table:table-cell>
          <table:table-cell table:style-name="ce102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2" table:formula="of:=[.B14]" office:value-type="string" office:string-value="REG_PLF306_SOC_002">
            <text:p>REG_PLF306_SOC_002</text:p>
          </table:table-cell>
          <table:table-cell table:style-name="ce52" office:value-type="string">
            <text:p>Access page has the same name with space </text:p>
          </table:table-cell>
          <table:table-cell table:style-name="ce84" office:value-type="string">
            <text:p>Step 1: Create a space</text:p>
          </table:table-cell>
          <table:table-cell table:style-name="ce84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84" office:value-type="string">
            <text:p>Spac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10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PLF306_SOC_002</text:p>
          </table:table-cell>
          <table:table-cell table:style-name="ce102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82" table:formula="of:=[.B15]" office:value-type="string" office:string-value="REG_PLF306_SOC_002">
            <text:p>REG_PLF306_SOC_002</text:p>
          </table:table-cell>
          <table:table-cell table:style-name="ce84" office:value-type="string">
            <text:p>Access page has the same name with space </text:p>
          </table:table-cell>
          <table:table-cell table:style-name="ce84" office:value-type="string">
            <text:p>Step 2: Create new page in the root path has the same name with space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Show message alert that you can not create a page has the same name with space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3">
          <table:table-cell table:style-name="ce7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7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7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3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21">
          <table:table-cell table:style-name="ce10"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7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3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7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2" table:number-columns-spanned="3" table:number-rows-spanned="1">
            <text:p>2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3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3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116" table:number-columns-repeated="211"/>
          <table:table-cell table:style-name="ce100" table:number-columns-repeated="26"/>
        </table:table-row>
        <table:table-row table:style-name="ro19">
          <table:table-cell table:style-name="ce101" office:value-type="float" office:value="1">
            <text:p>1.00</text:p>
          </table:table-cell>
          <table:table-cell table:style-name="ce46" office:value-type="string">
            <text:p>REG_PLF307_SOC_001</text:p>
          </table:table-cell>
          <table:table-cell table:style-name="ce106" office:value-type="float" office:value="1">
            <text:p>1.00</text:p>
          </table:table-cell>
          <table:table-cell table:style-name="ce108" table:formula="of:=[.B7]" office:value-type="string" office:string-value="REG_PLF307_SOC_001">
            <text:p>REG_PLF307_SOC_001</text:p>
          </table:table-cell>
          <table:table-cell table:style-name="ce52" office:value-type="string">
            <text:p>Check intranet Homepage after change language into French</text:p>
          </table:table-cell>
          <table:table-cell table:style-name="ce84" office:value-type="string">
            <text:p>Step 1: Check Homepage</text:p>
          </table:table-cell>
          <table:table-cell table:style-name="ce84" office:value-type="string">
            <text:p>- Go to intranet portal</text:p>
            <text:p>- Login as demo</text:p>
            <text:p>- Move mouse to <text:span text:style-name="T3">Jack Miller</text:span></text:p>
            <text:p>- Click <text:span text:style-name="T3">Change Language </text:span></text:p>
            <text:p>- Select <text:span text:style-name="T3">French</text:span><text:span text:style-name="T4"> &gt;</text:span><text:span text:style-name="T3"> </text:span><text:span text:style-name="T4">click button</text:span><text:span text:style-name="T3"> Apply</text:span></text:p>
          </table:table-cell>
          <table:table-cell table:style-name="ce84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 office:value-type="string">
            <text:p>Some labels of Contact View, User Activities are not translated to french</text:p>
          </table:table-cell>
          <table:table-cell table:style-name="ce131" table:number-columns-repeated="8"/>
          <table:table-cell table:number-columns-repeated="237"/>
        </table:table-row>
        <table:table-row table:style-name="ro15">
          <table:table-cell table:style-name="ce11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7_SOC_001">
            <text:p>REG_PLF307_SOC_001</text:p>
          </table:table-cell>
          <table:table-cell table:style-name="ce84" office:value-type="string">
            <text:p>Check My Activities after change language into French</text:p>
          </table:table-cell>
          <table:table-cell table:style-name="ce129" office:value-type="string">
            <text:p>Step 2: Check My Activities 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10">- Click </text:span><text:span text:style-name="T9">My Activities</text:span></text:p>
          </table:table-cell>
          <table:table-cell table:style-name="ce129" office:value-type="string">
            <text:p><text:span text:style-name="T8">- My Activities page is well translated in French</text:span></text:p>
            <text:p><text:span text:style-name="T8"><text:s text:c="2"/></text:span><text:span text:style-name="T8">+ Button Connections is Mes connexions</text:span>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 office:value-type="string">
            <text:p>Some labels of Space, Space Settings, Space Navigation, Add Contact, Find People are not translated to French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9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7_SOC_001">
            <text:p>REG_PLF307_SOC_001</text:p>
          </table:table-cell>
          <table:table-cell table:style-name="ce84" office:value-type="string">
            <text:p>Check Find People after change language into French</text:p>
          </table:table-cell>
          <table:table-cell table:style-name="ce129" office:value-type="string">
            <text:p>Step 3: Check Find People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8">- Click on </text:span><text:span text:style-name="T9">Find People</text:span></text:p>
            <text:p><text:span text:style-name="T8">- Click on </text:span><text:span text:style-name="T9">M</text:span><text:span text:style-name="T8"> character</text:span></text:p>
            <text:p><text:span text:style-name="T8">- Click on </text:span><text:span text:style-name="T9">Mary Williams</text:span></text:p>
          </table:table-cell>
          <table:table-cell table:style-name="ce129" office:value-type="string">
            <text:p><text:span text:style-name="T8">- Find People page is well translated in French</text:span></text:p>
            <text:p><text:span text:style-name="T8"><text:s text:c="2"/></text:span><text:span text:style-name="T8">+ All is Tous</text:span></text:p>
            <text:p><text:span text:style-name="T8"><text:s text:c="2"/></text:span><text:span text:style-name="T8">+ Gender is Sexe</text:span></text:p>
            <text:p><text:span text:style-name="T8">- Activities page is well translated in French</text:span></text:p>
            <text:p><text:span text:style-name="T8"><text:s text:c="2"/></text:span><text:span text:style-name="T8">+ <text:s/>User Activities is Les activités d'utilisateur</text:span></text:p>
            <text:p><text:span text:style-name="T8"><text:s text:c="2"/></text:span><text:span text:style-name="T8">+ Display a line "Il n'y a aucune activité."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1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f:=[.B10]" office:value-type="string" office:string-value="REG_PLF307_SOC_001">
            <text:p>REG_PLF307_SOC_001</text:p>
          </table:table-cell>
          <table:table-cell table:style-name="ce84" office:value-type="string">
            <text:p>Check Profile after change language into French</text:p>
          </table:table-cell>
          <table:table-cell table:style-name="ce129" office:value-type="string">
            <text:p>Step 4: Check Profile</text:p>
          </table:table-cell>
          <table:table-cell table:style-name="ce84" office:value-type="string">
            <text:p><text:span text:style-name="T4">- Click on </text:span><text:span text:style-name="T3">Profil </text:span><text:span text:style-name="T4">of Mary Williams</text:span></text:p>
          </table:table-cell>
          <table:table-cell table:style-name="ce84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5">
          <table:table-cell table:style-name="ce11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7_SOC_001">
            <text:p>REG_PLF307_SOC_001</text:p>
          </table:table-cell>
          <table:table-cell table:style-name="ce84" office:value-type="string">
            <text:p>Check Contacts after change language into French</text:p>
          </table:table-cell>
          <table:table-cell table:style-name="ce129" office:value-type="string">
            <text:p>Step 5: Check Connections</text:p>
          </table:table-cell>
          <table:table-cell table:style-name="ce84" office:value-type="string">
            <text:p>- Click on <text:span text:style-name="T3">Contacts</text:span><text:span text:style-name="T4"> of Mary Williams</text:span></text:p>
          </table:table-cell>
          <table:table-cell table:style-name="ce129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8"><text:s text:c="2"/></text:span><text:span text:style-name="T8">+ Gender is Sexe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117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6" office:value-type="string">
            <text:p>REG_PLF307_SOC_002</text:p>
          </table:table-cell>
          <table:table-cell table:style-name="ce117" office:value-type="float" office:value="1">
            <text:p>1.00</text:p>
          </table:table-cell>
          <table:table-cell table:style-name="ce108" table:formula="of:=[.B12]" office:value-type="string" office:string-value="REG_PLF307_SOC_002">
            <text:p>REG_PLF307_SOC_002</text:p>
          </table:table-cell>
          <table:table-cell table:style-name="ce52" office:value-type="string">
            <text:p>Check displaying of space's information after change language into French</text:p>
          </table:table-cell>
          <table:table-cell table:style-name="ce129" office:value-type="string">
            <text:p>Step 1: Create a Space</text:p>
          </table:table-cell>
          <table:table-cell table:style-name="ce84" office:value-type="string">
            <text:p>- Login as demo</text:p>
            <text:p>- Click <text:span text:style-name="T3">My Spaces &gt; Find Spaces</text:span></text:p>
            <text:p><text:span text:style-name="T4">- Click </text:span><text:span text:style-name="T3">Add New Spaces</text:span></text:p>
            <text:p><text:span text:style-name="T4">- Input valid all value with name is Space1</text:span></text:p>
            <text:p><text:span text:style-name="T4">- Click </text:span><text:span text:style-name="T3">Save</text:span></text:p>
          </table:table-cell>
          <table:table-cell table:style-name="ce84" office:value-type="string">
            <text:p>- Space1 is created and shown in Space lists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7">
          <table:table-cell table:style-name="ce11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2: Change Language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8">- Click </text:span><text:span text:style-name="T9">Change Language </text:span></text:p>
            <text:p><text:span text:style-name="T8">- Select </text:span><text:span text:style-name="T9">French</text:span><text:span text:style-name="T11"> &gt;</text:span><text:span text:style-name="T9"> </text:span><text:span text:style-name="T11">click button</text:span><text:span text:style-name="T9"> Apply</text:span></text:p>
          </table:table-cell>
          <table:table-cell table:style-name="ce84" office:value-type="string">
            <text:p>- Language is set into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8">
          <table:table-cell table:style-name="ce117"/>
          <table:table-cell table:style-name="ce50" office:value-type="string">
            <text:p>REG_PLF307_SOC_002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3: Check Find Space</text:p>
          </table:table-cell>
          <table:table-cell table:style-name="ce84" office:value-type="string">
            <text:p>- Click on <text:span text:style-name="T3">Trouver des Espaces</text:span></text:p>
          </table:table-cell>
          <table:table-cell table:style-name="ce84" office:value-type="string">
            <text:p>- Find Space page is well translated in French</text:p>
            <text:p>- Spaces Found is Espaces trouvés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17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5];6;FIND(&quot;:&quot;;[.F15];1)-FIND(&quot; &quot;;[.F15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5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4: Check Like</text:p>
          </table:table-cell>
          <table:table-cell table:style-name="ce84" office:value-type="string">
            <text:p>- Click on <text:span text:style-name="T3">Space1</text:span> in Space list</text:p>
            <text:p>- Click on <text:span text:style-name="T3">J'aime</text:span> of demo's post</text:p>
            <text:p>- Click on <text:span text:style-name="T3">J'aime</text:span> of mary's post</text:p>
          </table:table-cell>
          <table:table-cell table:style-name="ce84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1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f:=[.B16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5: Check Settings</text:p>
          </table:table-cell>
          <table:table-cell table:style-name="ce84" office:value-type="string">
            <text:p>- Click on <text:span text:style-name="T3">Space Settings</text:span></text:p>
          </table:table-cell>
          <table:table-cell table:style-name="ce84" office:value-type="string">
            <text:p>- <text:span text:style-name="T4">Settings</text:span>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9">
          <table:table-cell table:style-name="ce11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table:formula="of:=[.B17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6: Check Visibility</text:p>
          </table:table-cell>
          <table:table-cell table:style-name="ce84" office:value-type="string">
            <text:p>- Select <text:span text:style-name="T3">Visibilité</text:span> tab</text:p>
          </table:table-cell>
          <table:table-cell table:style-name="ce129" office:value-type="string">
            <text:p><text:span text:style-name="T4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1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f:=[.B18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7: Check Members</text:p>
          </table:table-cell>
          <table:table-cell table:style-name="ce129" office:value-type="string">
            <text:p>- Select <text:span text:style-name="T3">Membres</text:span> tab</text:p>
          </table:table-cell>
          <table:table-cell table:style-name="ce129" office:value-type="string">
            <text:p><text:span text:style-name="T4">- Members </text:span>page is well translated in French</text:p>
            <text:p>- Tool-tip of Invite icon is Inviter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1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table:formula="of:=[.B19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8: Check Applications</text:p>
          </table:table-cell>
          <table:table-cell table:style-name="ce129" office:value-type="string">
            <text:p>- Select <text:span text:style-name="T3">Applications</text:span> tab</text:p>
          </table:table-cell>
          <table:table-cell table:style-name="ce129" office:value-type="string">
            <text:p>- Applications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1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f:=[.B20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9: Check Space Navigation</text:p>
          </table:table-cell>
          <table:table-cell table:style-name="ce129" office:value-type="string">
            <text:p>- Select <text:span text:style-name="T3">Navigation d'espace</text:span> tab</text:p>
          </table:table-cell>
          <table:table-cell table:style-name="ce129" office:value-type="string">
            <text:p>- Space Navigation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style-name="ce5"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row table:style-name="ro13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8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8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3" table:number-columns-spanned="3" table:number-rows-spanned="1">
            <text:p>3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3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116" table:number-columns-repeated="211"/>
          <table:table-cell table:style-name="ce100" table:number-columns-repeated="26"/>
        </table:table-row>
        <table:table-row table:style-name="ro4">
          <table:table-cell table:style-name="ce101" office:value-type="float" office:value="1">
            <text:p>1.00</text:p>
          </table:table-cell>
          <table:table-cell table:style-name="ce46" office:value-type="string">
            <text:p>REG_PLF308_SOC_001</text:p>
          </table:table-cell>
          <table:table-cell table:style-name="ce106" office:value-type="float" office:value="1">
            <text:p>1.00</text:p>
          </table:table-cell>
          <table:table-cell table:style-name="ce108" table:formula="of:=[.B7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018</text:p>
            <text:p>CCP-1063</text:p>
            <text:p><text:span text:style-name="T5"/></text:p>
          </table:table-cell>
          <table:table-cell table:style-name="ce114" office:value-type="string">
            <text:p>Click on "View document" in a space redirects you to the space's home page</text:p>
          </table:table-cell>
          <table:table-cell table:style-name="ce131" table:number-columns-repeated="8"/>
          <table:table-cell table:number-columns-repeated="237"/>
        </table:table-row>
        <table:table-row table:style-name="ro11">
          <table:table-cell table:style-name="ce11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8_SOC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129" office:value-type="string">
            <text:p>Step 2: Upload a document </text:p>
          </table:table-cell>
          <table:table-cell table:style-name="ce129" office:value-type="string">
            <text:p>- Go to documents page in a space</text:p>
            <text:p>- Click upload icon and upload a document</text:p>
          </table:table-cell>
          <table:table-cell table:style-name="ce129" office:value-type="string">
            <text:p>- Upload document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7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8_SOC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129" office:value-type="string">
            <text:p>Step 3: View Document</text:p>
          </table:table-cell>
          <table:table-cell table:style-name="ce129" office:value-type="string">
            <text:p>- Right on document and and choose "View document"</text:p>
          </table:table-cell>
          <table:table-cell table:style-name="ce129" office:value-type="string">
            <text:p>- The content of document is displayed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1">
          <table:table-cell table:style-name="ce11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32" office:value-type="string">
            <text:p>REG_PLF308_SOC_002</text:p>
          </table:table-cell>
          <table:table-cell table:style-name="ce117" office:value-type="float" office:value="1">
            <text:p>1.00</text:p>
          </table:table-cell>
          <table:table-cell table:style-name="ce133" table:formula="of:=[.B10]" office:value-type="string" office:string-value="REG_PLF308_SOC_002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129" office:value-type="string">
            <text:p>Step 1: Add new user</text:p>
          </table:table-cell>
          <table:table-cell table:style-name="ce84" office:value-type="string">
            <text:p>- Login by root</text:p>
            <text:p>- Go to add new user</text:p>
            <text:p>- Add user with name: “dupont-p”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239</text:p>
            <text:p>CCP-1140</text:p>
            <text:p><text:span text:style-name="T5"/></text:p>
          </table:table-cell>
          <table:table-cell table:style-name="ce114" office:value-type="string">
            <text:p>can't invite member whose name contains "-" to a private space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35" office:value-type="string">
            <text:p>Step 2: Add new space private with name “test 2”</text:p>
          </table:table-cell>
          <table:table-cell table:style-name="ce135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4">
          <table:table-cell table:style-name="ce11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4" table:formula="of:=[.B12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29" office:value-type="string">
            <text:p>Step 3: Invite new user into space</text:p>
          </table:table-cell>
          <table:table-cell table:style-name="ce84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32" office:value-type="string">
            <text:p>REG_PLF308_SOC_003</text:p>
          </table:table-cell>
          <table:table-cell table:style-name="ce117" office:value-type="float" office:value="1">
            <text:p>1.00</text:p>
          </table:table-cell>
          <table:table-cell table:style-name="ce82" table:formula="of:=[.B13]" office:value-type="string" office:string-value="REG_PLF308_SOC_003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350</text:p>
            <text:p>CCP-1169</text:p>
            <text:p><text:span text:style-name="T5"/></text:p>
          </table:table-cell>
          <table:table-cell table:style-name="ce114" office:value-type="string">
            <text:p>Error when sharing an activity within an empty activity stream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132" office:value-type="string">
            <text:p>REG_PLF308_SOC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8_SOC_003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129" office:value-type="string">
            <text:p>Step 2: Delete all the messages in the activity stream</text:p>
          </table:table-cell>
          <table:table-cell table:style-name="ce84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84" office:value-type="string">
            <text:p>The following text is shown under the activitystream "Not any updates posted yet."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/>
          <table:table-cell table:style-name="ce129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9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9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4" table:number-columns-spanned="3" table:number-rows-spanned="1">
            <text:p>4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3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116" table:number-columns-repeated="211"/>
          <table:table-cell table:style-name="ce100" table:number-columns-repeated="26"/>
        </table:table-row>
        <table:table-row table:style-name="ro25">
          <table:table-cell table:style-name="ce101" office:value-type="float" office:value="1">
            <text:p>1.00</text:p>
          </table:table-cell>
          <table:table-cell table:style-name="ce46" office:value-type="string">
            <text:p>REG_PLF309_SOC_001</text:p>
          </table:table-cell>
          <table:table-cell table:style-name="ce106" office:value-type="float" office:value="1">
            <text:p>1.00</text:p>
          </table:table-cell>
          <table:table-cell table:style-name="ce108" table:formula="of:=[.B7]" office:value-type="string" office:string-value="REG_PLF309_SOC_001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84" office:value-type="string">
            <text:p>Step 1: Attack link by XSS</text:p>
          </table:table-cell>
          <table:table-cell table:style-name="ce84" office:value-type="string">
            <text:p>- Go to intranet portal</text:p>
            <text:p>- Login portal</text:p>
            <text:p>- Go to Social Intranet Homepage</text:p>
            <text:p>- Click attack link and paste : Paste a valid URL. Click [Attach] button</text:p>
            <text:p>- Paste this: &lt;script&gt;alert('XSS');&lt;/script&gt; in the text field</text:p>
            <text:p>- Click [Share] button</text:p>
          </table:table-cell>
          <table:table-cell table:style-name="ce84" office:value-type="string">
            <text:p>- Attach a link successfully</text:p>
            <text:p>- Share link is OK and show title is XSS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588</text:p>
            <text:p>CCP-1243</text:p>
            <text:p><text:span text:style-name="T5"/></text:p>
          </table:table-cell>
          <table:table-cell table:style-name="ce84" office:value-type="string">
            <text:p>Possible XSS attack by adding new activity stream</text:p>
          </table:table-cell>
          <table:table-cell table:style-name="ce131" table:number-columns-repeated="8"/>
          <table:table-cell table:number-columns-repeated="237"/>
        </table:table-row>
        <table:table-row table:style-name="ro11">
          <table:table-cell table:style-name="ce11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0" office:value-type="string">
            <text:p>REG_PLF308_SOC_002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8_SOC_002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129" office:value-type="string">
            <text:p>Step 1: Add new space</text:p>
          </table:table-cell>
          <table:table-cell table:style-name="ce129" office:value-type="string">
            <text:p>- Add new space</text:p>
            <text:p/>
          </table:table-cell>
          <table:table-cell table:style-name="ce129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589</text:p>
            <text:p>CCP-1261</text:p>
            <text:p><text:span text:style-name="T5"/></text:p>
          </table:table-cell>
          <table:table-cell table:style-name="ce114" office:value-type="string">
            <text:p>Some characters and spaces are not formatted in activity stream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8_SOC_002">
            <text:p>REG_PLF308_SOC_002</text:p>
          </table:table-cell>
          <table:table-cell table:style-name="ce84" office:value-type="string">
            <text:p>Check add a post or an answer that contains some characters</text:p>
          </table:table-cell>
          <table:table-cell table:style-name="ce129" office:value-type="string">
            <text:p>Step 2: add a post or an answer that contains some characters</text:p>
          </table:table-cell>
          <table:table-cell table:style-name="ce129" office:value-type="string">
            <text:p>- Go to Forum in this space</text:p>
            <text:p>- Create a topic</text:p>
            <text:p>- Add a post like this: Test post contains é or è or &amp; or ....</text:p>
          </table:table-cell>
          <table:table-cell table:style-name="ce129" office:value-type="string">
            <text:p>- The content of document is displayed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7">
          <table:table-cell table:style-name="ce11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33" table:formula="of:=[.B10]" office:value-type="string" office:string-value="REG_PLF308_SOC_002">
            <text:p>REG_PLF308_SOC_002</text:p>
          </table:table-cell>
          <table:table-cell table:style-name="ce84" office:value-type="string">
            <text:p>Check add a post or an answer that contains some characters</text:p>
          </table:table-cell>
          <table:table-cell table:style-name="ce129" office:value-type="string">
            <text:p>Step 3: Check on activity stream</text:p>
          </table:table-cell>
          <table:table-cell table:style-name="ce84" office:value-type="string">
            <text:p>- Go to Acitivy</text:p>
          </table:table-cell>
          <table:table-cell table:style-name="ce84" office:value-type="string">
            <text:p>- The post is displayed well </text:p>
          </table:table-cell>
          <table:table-cell table:style-name="ce84" office:value-type="string">
            <text:p>High</text:p>
          </table:table-cell>
          <table:table-cell table:number-columns-repeated="2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50" office:value-type="string">
            <text:p>REG_PLF308_SOC_003</text:p>
          </table:table-cell>
          <table:table-cell table:style-name="ce117" office:value-type="float" office:value="1">
            <text:p>1.00</text:p>
          </table:table-cell>
          <table:table-cell table:style-name="ce82" table:formula="of:=[.B11]" office:value-type="string" office:string-value="REG_PLF308_SOC_003">
            <text:p>REG_PLF308_SOC_003</text:p>
          </table:table-cell>
          <table:table-cell table:style-name="ce52" office:value-type="string">
            <text:p>Check display in activity stream when click Like button with Arabic language</text:p>
          </table:table-cell>
          <table:table-cell table:style-name="ce135" office:value-type="string">
            <text:p>Step 1: Add new space with Arabic language</text:p>
          </table:table-cell>
          <table:table-cell table:style-name="ce135" office:value-type="string">
            <text:p>- Change language to Arabic </text:p>
            <text:p>- Go to My Space</text:p>
            <text:p>- Click Add new space with Arabic name</text:p>
            <text:p/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532</text:p>
            <text:p>CCP-1220</text:p>
            <text:p><text:span text:style-name="T5"/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1">
          <table:table-cell table:style-name="ce11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8_SOC_003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4" table:formula="of:=[.B12]" office:value-type="string" office:string-value="REG_PLF308_SOC_003">
            <text:p>REG_PLF308_SOC_003</text:p>
          </table:table-cell>
          <table:table-cell table:style-name="ce84" office:value-type="string">
            <text:p>Check display in activity stream when click Like button with Arabic language</text:p>
          </table:table-cell>
          <table:table-cell table:style-name="ce129" office:value-type="string">
            <text:p>Step 2: Check display when click like/unlike button</text:p>
          </table:table-cell>
          <table:table-cell table:style-name="ce84" office:value-type="string">
            <text:p>- Go to homepage of new space</text:p>
            <text:p>- Click Like/unlike button in activity stream</text:p>
          </table:table-cell>
          <table:table-cell table:style-name="ce84" office:value-type="string">
            <text:p>The characters in the space name display well 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0">
          <table:table-cell table:style-name="ce117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50" office:value-type="string">
            <text:p>REG_PLF308_SOC_003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82" table:formula="of:=[.B13]" office:value-type="string" office:string-value="REG_PLF308_SOC_003">
            <text:p>REG_PLF308_SOC_003</text:p>
          </table:table-cell>
          <table:table-cell table:style-name="ce52" office:value-type="string">
            <text:p>Check display in activity stream when click Like button with French language</text:p>
          </table:table-cell>
          <table:table-cell table:style-name="ce135" office:value-type="string">
            <text:p>Step 1: Add new space with French language</text:p>
          </table:table-cell>
          <table:table-cell table:style-name="ce135" office:value-type="string">
            <text:p>- Change language to French</text:p>
            <text:p>- Go to My Space</text:p>
            <text:p>- Click Add new space with French name "espace testé à la plage"</text:p>
            <text:p/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1">
          <table:table-cell table:style-name="ce11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8_SOC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2" table:formula="of:=[.B14]" office:value-type="string" office:string-value="REG_PLF308_SOC_003">
            <text:p>REG_PLF308_SOC_003</text:p>
          </table:table-cell>
          <table:table-cell table:style-name="ce84" office:value-type="string">
            <text:p>Check display in activity stream when click Like button with French language</text:p>
          </table:table-cell>
          <table:table-cell table:style-name="ce129" office:value-type="string">
            <text:p>Step 2: Check display when click like/unlike button</text:p>
          </table:table-cell>
          <table:table-cell table:style-name="ce84" office:value-type="string">
            <text:p>- Go to homepage of new space</text:p>
            <text:p>- Click Like/Unlike button in activity stream</text:p>
          </table:table-cell>
          <table:table-cell table:style-name="ce84" office:value-type="string">
            <text:p>The characters in the space name display well 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/>
          <table:table-cell table:style-name="ce129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50" table:default-cell-style-name="Default"/>
        <table:table-column table:style-name="co8" table:default-cell-style-name="Default"/>
        <table:table-row table:style-name="ro26">
          <table:table-cell table:style-name="ce136" office:value-type="string" table:number-columns-spanned="4" table:number-rows-spanned="2">
            <text:p>SOC Regression Tests List</text:p>
          </table:table-cell>
          <table:covered-table-cell table:style-name="ce136"/>
          <table:covered-table-cell table:style-name="ce136"/>
          <table:covered-table-cell table:style-name="ce149"/>
          <table:table-cell table:style-name="ce138" office:value-type="string" table:number-columns-spanned="1" table:number-rows-spanned="3">
            <text:p>Total cases</text:p>
          </table:table-cell>
          <table:table-cell table:style-name="ce162" table:number-columns-repeated="251"/>
        </table:table-row>
        <table:table-row table:style-name="ro26">
          <table:covered-table-cell table:style-name="ce137"/>
          <table:covered-table-cell table:style-name="ce137"/>
          <table:covered-table-cell table:style-name="ce137"/>
          <table:covered-table-cell table:style-name="ce149"/>
          <table:covered-table-cell table:style-name="ce155"/>
          <table:table-cell table:style-name="ce162" table:number-columns-repeated="251"/>
        </table:table-row>
        <table:table-row table:style-name="ro27">
          <table:table-cell table:style-name="ce138" office:value-type="string">
            <text:p>Id</text:p>
          </table:table-cell>
          <table:table-cell table:style-name="ce138" office:value-type="string">
            <text:p>Functionality Group</text:p>
          </table:table-cell>
          <table:table-cell table:style-name="ce138" office:value-type="string">
            <text:p>Functionality</text:p>
          </table:table-cell>
          <table:table-cell table:style-name="ce138" office:value-type="string">
            <text:p>Functionality Summary</text:p>
          </table:table-cell>
          <table:covered-table-cell table:style-name="ce155"/>
          <table:table-cell table:style-name="ce162" table:number-columns-repeated="251"/>
        </table:table-row>
        <table:table-row table:style-name="ro1">
          <table:table-cell table:style-name="ce139" office:value-type="string" table:number-columns-spanned="5" table:number-rows-spanned="1">
            <text:p>Bugs 1.1.4</text:p>
          </table:table-cell>
          <table:covered-table-cell table:style-name="ce144"/>
          <table:covered-table-cell table:style-name="ce144"/>
          <table:covered-table-cell table:style-name="ce150"/>
          <table:covered-table-cell table:style-name="ce156"/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4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Use name instead of login for connection activities</text:p>
          </table:table-cell>
          <table:table-cell table:style-name="ce157" table:formula="of:=SUMPRODUCT(([Bugs_v1_1_4.B$5:Bugs_v1_1_4.B$991]=[.$A5])*([Bugs_v1_1_4.A$5:Bugs_v1_1_4.A$991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0" office:value-type="string">
            <text:p>REG_PLF304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of connecting user</text:p>
          </table:table-cell>
          <table:table-cell table:style-name="ce157" table:formula="of:=SUMPRODUCT(([Bugs_v1_1_4.B$5:Bugs_v1_1_4.B$991]=[.$A6])*([Bugs_v1_1_4.A$5:Bugs_v1_1_4.A$991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0" office:value-type="string">
            <text:p>REG_PLF304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Accepting invitation clears the list</text:p>
          </table:table-cell>
          <table:table-cell table:style-name="ce157" table:formula="of:=SUMPRODUCT(([Bugs_v1_1_4.B$5:Bugs_v1_1_4.B$991]=[.$A7])*([Bugs_v1_1_4.A$5:Bugs_v1_1_4.A$991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39" office:value-type="string" table:number-columns-spanned="5" table:number-rows-spanned="1">
            <text:p>Bugs 1.1.5</text:p>
          </table:table-cell>
          <table:covered-table-cell table:style-name="ce144"/>
          <table:covered-table-cell table:style-name="ce144"/>
          <table:covered-table-cell table:style-name="ce152"/>
          <table:covered-table-cell table:style-name="ce156"/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5_SOC_001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the displaying of space in My Space menu</text:p>
          </table:table-cell>
          <table:table-cell table:style-name="ce158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1">
          <table:table-cell table:style-name="ce140" office:value-type="string">
            <text:p>REG_PLF305_SOC_002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ctivities when change date time</text:p>
          </table:table-cell>
          <table:table-cell table:style-name="ce158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5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the spelling in French message of connection request</text:p>
          </table:table-cell>
          <table:table-cell table:style-name="ce158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0" office:value-type="string">
            <text:p>REG_PLF305_SOC_004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Delete default application on space</text:p>
          </table:table-cell>
          <table:table-cell table:style-name="ce158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0" office:value-type="string">
            <text:p>REG_PLF305_SOC_005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vatar of admin in space</text:p>
          </table:table-cell>
          <table:table-cell table:style-name="ce158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5_SOC_006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Space setting tab by user is non-moderator</text:p>
          </table:table-cell>
          <table:table-cell table:style-name="ce158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0" office:value-type="string">
            <text:p>REG_PLF305_SOC_007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3" office:value-type="string">
            <text:p>Share link while add activity</text:p>
          </table:table-cell>
          <table:table-cell table:style-name="ce158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26">
          <table:table-cell table:style-name="ce141" office:value-type="string" table:number-columns-spanned="5" table:number-rows-spanned="1">
            <text:p>Bugs 1.1.6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59"/>
          <table:table-cell table:style-name="ce162" table:number-columns-repeated="251"/>
        </table:table-row>
        <table:table-row table:style-name="ro1">
          <table:table-cell table:style-name="ce140" office:value-type="string">
            <text:p>REG_PLF306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after delete connection</text:p>
          </table:table-cell>
          <table:table-cell table:style-name="ce160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7">
          <table:table-cell table:style-name="ce140" office:value-type="string">
            <text:p>REG_PLF306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1" office:value-type="string">
            <text:p>Access space has the same name with page at the root path</text:p>
          </table:table-cell>
          <table:table-cell table:style-name="ce160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26">
          <table:table-cell table:style-name="ce141" office:value-type="string" table:number-columns-spanned="5" table:number-rows-spanned="1">
            <text:p>Bugs 1.1.7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59"/>
          <table:table-cell table:style-name="ce162" table:number-columns-repeated="251"/>
        </table:table-row>
        <table:table-row table:style-name="ro1">
          <table:table-cell table:style-name="ce140" office:value-type="string">
            <text:p>REG_PLF307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f:=SUMPRODUCT(([Bugs_v1_1_7.B$5:Bugs_v1_1_7.B$1042]=[.$A20])*([Bugs_v1_1_7.A$5:Bugs_v1_1_7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0" office:value-type="string">
            <text:p>REG_PLF307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f:=SUMPRODUCT(([Bugs_v1_1_7.B$5:Bugs_v1_1_7.B$1042]=[.$A21])*([Bugs_v1_1_7.A$5:Bugs_v1_1_7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1" office:value-type="string" table:number-columns-spanned="5" table:number-rows-spanned="1">
            <text:p>Bugs 1.1.8</text:p>
          </table:table-cell>
          <table:covered-table-cell table:number-columns-repeated="4"/>
          <table:table-cell table:style-name="ce162" table:number-columns-repeated="251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Check View doc on a space </text:p>
          </table:table-cell>
          <table:table-cell table:style-name="ce160" table:formula="of:=SUMPRODUCT(([Bugs_v1_1_8.B$5:Bugs_v1_1_8.B$1042]=[.$A23])*([Bugs_v1_1_8.A$5:Bugs_v1_1_8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48" office:value-type="string">
            <text:p>REG_PLF308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160" table:formula="of:=SUMPRODUCT(([Bugs_v1_1_8.B$5:Bugs_v1_1_8.B$1042]=[.$A24])*([Bugs_v1_1_8.A$5:Bugs_v1_1_8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48" office:value-type="string">
            <text:p>REG_PLF308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160" table:formula="of:=SUMPRODUCT(([Bugs_v1_1_8.B$5:Bugs_v1_1_8.B$1042]=[.$A25])*([Bugs_v1_1_8.A$5:Bugs_v1_1_8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1" office:value-type="string" table:number-columns-spanned="5" table:number-rows-spanned="1">
            <text:p>Bugs 1.1.8</text:p>
          </table:table-cell>
          <table:covered-table-cell table:style-name="ce145"/>
          <table:covered-table-cell table:style-name="ce144"/>
          <table:covered-table-cell table:style-name="ce56"/>
          <table:covered-table-cell table:style-name="ce160"/>
          <table:table-cell table:style-name="ce162" table:number-columns-repeated="251"/>
        </table:table-row>
        <table:table-row table:style-name="ro7">
          <table:table-cell table:style-name="ce46" office:value-type="string">
            <text:p>REG_PLF309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Possible XSS attack by adding new activity stream</text:p>
          </table:table-cell>
          <table:table-cell table:style-name="ce160" table:formula="of:=SUMPRODUCT(([Bugs_v1_1_9.B$5:Bugs_v1_1_9.B$1042]=[.$A27])*([Bugs_v1_1_9.A$5:Bugs_v1_1_9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50" office:value-type="string">
            <text:p>REG_PLF308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160" table:formula="of:=SUMPRODUCT(([Bugs_v1_1_9.B$5:Bugs_v1_1_9.B$1042]=[.$A28])*([Bugs_v1_1_9.A$5:Bugs_v1_1_9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50" office:value-type="string">
            <text:p>REG_PLF308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160" table:formula="of:=SUMPRODUCT(([Bugs_v1_1_9.B$5:Bugs_v1_1_9.B$1042]=[.$A29])*([Bugs_v1_1_9.A$5:Bugs_v1_1_9.A$1042]&lt;&gt;&quot;&quot;))" office:value-type="float" office:value="2">
            <text:p>2</text:p>
          </table:table-cell>
          <table:table-cell table:style-name="ce162" table:number-columns-repeated="251"/>
        </table:table-row>
        <table:table-row table:style-name="ro14">
          <table:table-cell table:style-name="ce142" office:value-type="string">
            <text:p>Total</text:p>
          </table:table-cell>
          <table:table-cell table:style-name="ce147" table:number-columns-repeated="3"/>
          <table:table-cell table:style-name="ce161" table:formula="of:=SUM([.E4:.E21])" office:value-type="float" office:value="15">
            <text:p>15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 table:number-rows-repeated="65510">
          <table:table-cell table:style-name="ce143" table:number-columns-repeated="250"/>
          <table:table-cell table:style-name="ce162" table:number-columns-repeated="6"/>
        </table:table-row>
        <table:table-row table:style-name="ro1" table:number-rows-repeated="983035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2"/>
      <number:text>1</number:text>
    </number:number-style>
    <number:date-style style:name="N229">
      <number:month number:textual="true"/>
      <number:text>- </number:text>
      <number:day/>
      <number:text>- </number:text>
      <number:year/>
    </number:date-style>
    <number:date-style style:name="N230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05/24/2012</text:date>, <text:time>11:2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4T11:25:18</dc:date>
    <meta:print-date>2008-06-17T00:45:47</meta:print-date>
    <dc:language>en-US</dc:language>
    <meta:editing-cycles>1045</meta:editing-cycles>
    <meta:editing-duration>PT378H21M03S</meta:editing-duration>
    <dc:creator>exoplatform </dc:creator>
    <meta:document-statistic meta:table-count="9" meta:cell-count="1360" meta:object-count="1"/>
    <meta:user-defined meta:name="Info 1"/>
    <meta:user-defined meta:name="Info 2"/>
    <meta:user-defined meta:name="Info 3"/>
    <meta:user-defined meta:name="Info 4"/>
  </office:meta>
</office:document-meta>
</file>